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Pictures/2000000A000000DF000000DFF4CCE5F84B607A19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Pictures/2000000A000000DF000000DFF4CCE5F84B607A19.svm" manifest:media-type="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Pictures/2000000A000000DF000000DFF4CCE5F84B607A19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pt"/>
    </style:style>
    <style:style style:name="co2" style:family="table-column">
      <style:table-column-properties fo:break-before="auto" style:column-width="108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6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91.3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110.95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110.35pt"/>
    </style:style>
    <style:style style:name="co11" style:family="table-column">
      <style:table-column-properties fo:break-before="auto" style:column-width="114.24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1.45pt" svg:stroke-color="#000000" draw:marker-start-width="10.06pt" draw:marker-end-width="10.06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.54pt" svg:y="212.09pt">
            <loext:p draw:notify-on-update-of-ranges="Sheet1.A2:Sheet1.A15 Sheet1.B1:Sheet1.B1 Sheet1.B2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63pt" svg:y="487.42pt">
            <loext:p draw:notify-on-update-of-ranges="Sheet1.D2:Sheet1.D2 Sheet1.E1:Sheet1.E1 Sheet1.E2:Sheet1.E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1.89pt" svg:y="764.65pt">
            <loext:p draw:notify-on-update-of-ranges="Sheet1.G2:Sheet1.G12 Sheet1.H2:Sheet1.H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4.53pt" svg:y="1046.49pt">
            <loext:p draw:notify-on-update-of-ranges="Sheet1.J2:Sheet1.J12 Sheet1.K2:Sheet1.K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074.5pt" svg:y="191.37pt">
            <loext:p draw:notify-on-update-of-ranges="Sheet1.M2:Sheet1.M12 Sheet1.N2:Sheet1.N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74.44pt" svg:y="482.68pt">
            <loext:p draw:notify-on-update-of-ranges="Sheet1.P2:Sheet1.P12 Sheet1.Q2:Sheet1.Q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077.34pt" svg:y="768.98pt">
            <loext:p draw:notify-on-update-of-ranges="Sheet1.S2:Sheet1.S12 Sheet1.T2:Sheet1.T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Time per Operation (ns)</text:p>
          </table:table-cell>
          <table:table-cell/>
          <table:table-cell office:value-type="string" calcext:value-type="string">
            <text:p>Number of Threads</text:p>
          </table:table-cell>
          <table:table-cell office:value-type="string" calcext:value-type="string">
            <text:p>Time per Operation (ns)</text:p>
          </table:table-cell>
          <table:table-cell/>
          <table:table-cell office:value-type="string" calcext:value-type="string">
            <text:p>Number of Threads</text:p>
          </table:table-cell>
          <table:table-cell office:value-type="string" calcext:value-type="string">
            <text:p>Time per Operation (ns)</text:p>
          </table:table-cell>
          <table:table-cell/>
          <table:table-cell office:value-type="string" calcext:value-type="string">
            <text:p>Number of Threads</text:p>
          </table:table-cell>
          <table:table-cell office:value-type="string" calcext:value-type="string">
            <text:p>Time per Operation (ns)</text:p>
          </table:table-cell>
          <table:table-cell/>
          <table:table-cell office:value-type="string" calcext:value-type="string">
            <text:p>Ratio of Threads to Lists</text:p>
          </table:table-cell>
          <table:table-cell office:value-type="string" calcext:value-type="string">
            <text:p>Time per Operation (ns)</text:p>
          </table:table-cell>
          <table:table-cell/>
          <table:table-cell table:style-name="ce1" office:value-type="string" calcext:value-type="string">
            <text:p>Ratio of Threads to Lists</text:p>
          </table:table-cell>
          <table:table-cell office:value-type="string" calcext:value-type="string">
            <text:p>Time per Operation (ns)</text:p>
          </table:table-cell>
          <table:table-cell/>
          <table:table-cell table:style-name="ce1" office:value-type="string" calcext:value-type="string">
            <text:p>Ratio of Threads to Lists</text:p>
          </table:table-cell>
          <table:table-cell office:value-type="string" calcext:value-type="string">
            <text:p>Time per Operation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36" calcext:value-type="float">
            <text:p>9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4.6" calcext:value-type="float">
            <text:p>24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8" calcext:value-type="float">
            <text:p>35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7.2" calcext:value-type="float">
            <text:p>487.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7.2" calcext:value-type="float">
            <text:p>48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41.4" calcext:value-type="float">
            <text:p>1041.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41.4" calcext:value-type="float">
            <text:p>1041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11.8" calcext:value-type="float">
            <text:p>111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4" calcext:value-type="float">
            <text:p>193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11.8" calcext:value-type="float">
            <text:p>111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35.4" calcext:value-type="float">
            <text:p>135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18.6" calcext:value-type="float">
            <text:p>3218.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35.4" calcext:value-type="float">
            <text:p>135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18.6" calcext:value-type="float">
            <text:p>321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43.6" calcext:value-type="float">
            <text:p>143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19.6" calcext:value-type="float">
            <text:p>4519.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43.6" calcext:value-type="float">
            <text:p>143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19.6" calcext:value-type="float">
            <text:p>4519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68.2" calcext:value-type="float">
            <text:p>168.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20" calcext:value-type="float">
            <text:p>64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68.2" calcext:value-type="float">
            <text:p>168.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02.6" calcext:value-type="float">
            <text:p>202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541" calcext:value-type="float">
            <text:p>854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02.6" calcext:value-type="float">
            <text:p>202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21.6" calcext:value-type="float">
            <text:p>221.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337" calcext:value-type="float">
            <text:p>1033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21.6" calcext:value-type="float">
            <text:p>221.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31.8" calcext:value-type="float">
            <text:p>231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770" calcext:value-type="float">
            <text:p>1377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31.8" calcext:value-type="float">
            <text:p>231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8.5" calcext:value-type="float">
            <text:p>8.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9:22:11.765746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2:23:49.763114570</meta:creation-date>
    <meta:generator>LibreOffice/5.0.5.2$Linux_X86_64 LibreOffice_project/00m0$Build-2</meta:generator>
    <dc:date>2016-03-10T09:28:48.904780234</dc:date>
    <meta:editing-duration>PT1H49M43S</meta:editing-duration>
    <meta:editing-cycles>72</meta:editing-cycles>
    <meta:document-statistic meta:table-count="1" meta:cell-count="13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Single Threaded Time per Iteration</text:p>
        </chart:title>
        <chart:plot-area chart:style-name="ch3" table:cell-range-address="Sheet1.A2:Sheet1.B15 Sheet1.B1:Sheet1.B1" chart:data-source-has-labels="row" svg:x="1.331cm" svg:y="1.301cm" svg:width="14.349cm" svg:height="6.538cm">
          <chartooo:coordinate-region svg:x="2.138cm" svg:y="1.5cm" svg:width="12.522cm" svg:height="5.692cm"/>
          <chart:axis chart:dimension="x" chart:name="primary-x" chart:style-name="ch4">
            <chart:title svg:x="6.993cm" svg:y="8.019cm" chart:style-name="ch5">
              <text:p>Number of Iterations</text:p>
            </chart:title>
            <chart:grid chart:style-name="ch6" chart:class="major"/>
          </chart:axis>
          <chart:axis chart:dimension="y" chart:name="primary-y" chart:style-name="ch7">
            <chart:title svg:x="0.451cm" svg:y="6.321cm" chart:style-name="ch8">
              <text:p>Time per Operation (ns)</text:p>
            </chart:title>
            <chart:grid chart:style-name="ch6" chart:class="major"/>
          </chart:axis>
          <chart:series chart:style-name="ch9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94336">
                <text:p>94336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0">
                <text:p>7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Unprotected Performance</text:p>
        </chart:title>
        <chart:subtitle svg:x="6.766cm" svg:y="1.301cm" chart:style-name="ch3">
          <text:p>100 Iterations</text:p>
        </chart:subtitle>
        <chart:plot-area chart:style-name="ch4" table:cell-range-address="Sheet1.D2:Sheet1.E2 Sheet1.E1:Sheet1.E1" chart:data-source-has-labels="row" svg:x="1.331cm" svg:y="2.19cm" svg:width="14.349cm" svg:height="5.649cm">
          <chartooo:coordinate-region svg:x="1.952cm" svg:y="2.389cm" svg:width="13.634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E2:Sheet1.E2" chart:label-cell-address="Sheet1.E1:Sheet1.E1" chart:class="chart:scatter">
            <chart:domain table:cell-range-address="Sheet1.D2:Sheet1.D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per Operation (n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D2:Sheet1.D2</svg:desc>
                </draw:g>
              </table:table-cell>
              <table:table-cell office:value-type="float" office:value="24.6">
                <text:p>24.6</text:p>
                <draw:g>
                  <svg:desc>Sheet1.E2:Sheet1.E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Mutex Perfomance</text:p>
        </chart:title>
        <chart:subtitle svg:x="6.766cm" svg:y="1.301cm" chart:style-name="ch3">
          <text:p>100 Iterations</text:p>
        </chart:subtitle>
        <chart:plot-area chart:style-name="ch4" table:cell-range-address="Sheet1.G2:Sheet1.H12" svg:x="1.331cm" svg:y="2.19cm" svg:width="14.349cm" svg:height="5.649cm">
          <chartooo:coordinate-region svg:x="2.138cm" svg:y="2.389cm" svg:width="13.355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H2:Sheet1.H12" chart:class="chart:scatter">
            <chart:domain table:cell-range-address="Sheet1.G2:Sheet1.G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12</svg:desc>
                </draw:g>
              </table:table-cell>
              <table:table-cell office:value-type="float" office:value="18.2">
                <text:p>18.2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1.8">
                <text:p>2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Spinlock Performance</text:p>
        </chart:title>
        <chart:subtitle svg:x="6.766cm" svg:y="1.301cm" chart:style-name="ch3">
          <text:p>100 Iterations</text:p>
        </chart:subtitle>
        <chart:plot-area chart:style-name="ch4" table:cell-range-address="Sheet1.J2:Sheet1.K12" svg:x="1.331cm" svg:y="2.19cm" svg:width="14.349cm" svg:height="5.649cm">
          <chartooo:coordinate-region svg:x="2.323cm" svg:y="2.389cm" svg:width="12.985cm" svg:height="4.803cm"/>
          <chart:axis chart:dimension="x" chart:name="primary-x" chart:style-name="ch5">
            <chart:title svg:x="7.072cm" svg:y="8.019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K2:Sheet1.K12" chart:class="chart:scatter">
            <chart:domain table:cell-range-address="Sheet1.J2:Sheet1.J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2:Sheet1.J12</svg:desc>
                </draw:g>
              </table:table-cell>
              <table:table-cell office:value-type="float" office:value="18.6">
                <text:p>18.6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41.4">
                <text:p>104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18.6">
                <text:p>32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519.6">
                <text:p>451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770">
                <text:p>137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F4CCE5F84B607A19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Unprotected Sublist Performance</text:p>
        </chart:title>
        <chart:subtitle svg:x="6.766cm" svg:y="1.301cm" chart:style-name="ch3">
          <text:p>100 Iterations</text:p>
        </chart:subtitle>
        <chart:plot-area chart:style-name="ch4" table:cell-range-address="Sheet1.M2:Sheet1.N12" svg:x="1.331cm" svg:y="2.19cm" svg:width="14.349cm" svg:height="5.649cm">
          <chartooo:coordinate-region svg:x="1.952cm" svg:y="2.389cm" svg:width="13.634cm" svg:height="4.803cm"/>
          <chart:axis chart:dimension="x" chart:name="primary-x" chart:style-name="ch5">
            <chart:title svg:x="6.728cm" svg:y="8.019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N2:Sheet1.N12" chart:class="chart:scatter">
            <chart:domain table:cell-range-address="Sheet1.M2:Sheet1.M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:Sheet1.M12</svg:desc>
                </draw:g>
              </table:table-cell>
              <table:table-cell office:value-type="float" office:value="24.6">
                <text:p>24.6</text:p>
                <draw:g>
                  <svg:desc>Sheet1.N2:Sheet1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F4CCE5F84B607A19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Mutex Sublist Performance</text:p>
        </chart:title>
        <chart:subtitle svg:x="6.766cm" svg:y="1.301cm" chart:style-name="ch3">
          <text:p>100 Iterations</text:p>
        </chart:subtitle>
        <chart:plot-area chart:style-name="ch4" table:cell-range-address="Sheet1.P2:Sheet1.Q12" svg:x="1.331cm" svg:y="2.19cm" svg:width="14.349cm" svg:height="5.649cm">
          <chartooo:coordinate-region svg:x="2.138cm" svg:y="2.389cm" svg:width="13.355cm" svg:height="4.803cm"/>
          <chart:axis chart:dimension="x" chart:name="primary-x" chart:style-name="ch5">
            <chart:title svg:x="6.728cm" svg:y="8.019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Q2:Sheet1.Q12" chart:class="chart:scatter">
            <chart:domain table:cell-range-address="Sheet1.P2:Sheet1.P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2:Sheet1.P12</svg:desc>
                </draw:g>
              </table:table-cell>
              <table:table-cell office:value-type="float" office:value="18.2">
                <text:p>18.2</text:p>
                <draw:g>
                  <svg:desc>Sheet1.Q2:Sheet1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1.8">
                <text:p>231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F4CCE5F84B607A19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Spinlock Sublist Performance</text:p>
        </chart:title>
        <chart:subtitle svg:x="6.766cm" svg:y="1.301cm" chart:style-name="ch3">
          <text:p>100 Iterations</text:p>
        </chart:subtitle>
        <chart:plot-area chart:style-name="ch4" table:cell-range-address="Sheet1.S2:Sheet1.T12" svg:x="1.331cm" svg:y="2.19cm" svg:width="14.349cm" svg:height="5.649cm">
          <chartooo:coordinate-region svg:x="2.323cm" svg:y="2.389cm" svg:width="12.985cm" svg:height="4.803cm"/>
          <chart:axis chart:dimension="x" chart:name="primary-x" chart:style-name="ch5">
            <chart:title svg:x="6.728cm" svg:y="8.019cm" chart:style-name="ch6">
              <text:p>Ratio of Threads to Lists</text:p>
            </chart:title>
            <chart:grid chart:style-name="ch7" chart:class="major"/>
          </chart:axis>
          <chart:axis chart:dimension="y" chart:name="primary-y" chart:style-name="ch5">
            <chart:title svg:x="0.451cm" svg:y="6.765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Sheet1.T2:Sheet1.T12" chart:class="chart:scatter">
            <chart:domain table:cell-range-address="Sheet1.S2:Sheet1.S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2:Sheet1.S12</svg:desc>
                </draw:g>
              </table:table-cell>
              <table:table-cell office:value-type="float" office:value="18.6">
                <text:p>18.6</text:p>
                <draw:g>
                  <svg:desc>Sheet1.T2:Sheet1.T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41.4">
                <text:p>104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18.6">
                <text:p>32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519.6">
                <text:p>451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770">
                <text:p>137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